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325ca" officeooo:paragraph-rsid="000325ca"/>
    </style:style>
    <style:style style:name="P3" style:family="paragraph" style:parent-style-name="Standard">
      <style:text-properties officeooo:rsid="0006f131" officeooo:paragraph-rsid="00080da4"/>
    </style:style>
    <style:style style:name="P4" style:family="paragraph" style:parent-style-name="Standard">
      <style:text-properties officeooo:rsid="000a3867" officeooo:paragraph-rsid="000a3867"/>
    </style:style>
    <style:style style:name="P5" style:family="paragraph" style:parent-style-name="Standard">
      <style:text-properties officeooo:rsid="000e9d0f" officeooo:paragraph-rsid="000e9d0f"/>
    </style:style>
    <style:style style:name="P6" style:family="paragraph" style:parent-style-name="Standard">
      <style:text-properties officeooo:rsid="0011c726" officeooo:paragraph-rsid="0011c726"/>
    </style:style>
    <style:style style:name="P7" style:family="paragraph" style:parent-style-name="Standard">
      <style:text-properties officeooo:rsid="001393bb" officeooo:paragraph-rsid="001393bb"/>
    </style:style>
    <style:style style:name="P8" style:family="paragraph" style:parent-style-name="Standard">
      <style:text-properties officeooo:rsid="001cbb48" officeooo:paragraph-rsid="001cbb48"/>
    </style:style>
    <style:style style:name="P9" style:family="paragraph" style:parent-style-name="Standard">
      <style:text-properties officeooo:rsid="001f716a" officeooo:paragraph-rsid="001f716a"/>
    </style:style>
    <style:style style:name="P10" style:family="paragraph" style:parent-style-name="Standard">
      <style:text-properties officeooo:rsid="002033aa" officeooo:paragraph-rsid="002033aa"/>
    </style:style>
    <style:style style:name="P11" style:family="paragraph" style:parent-style-name="Standard">
      <style:text-properties officeooo:rsid="0020a7be" officeooo:paragraph-rsid="0020a7be"/>
    </style:style>
    <style:style style:name="P12" style:family="paragraph" style:parent-style-name="Standard">
      <style:text-properties officeooo:rsid="0020af7f" officeooo:paragraph-rsid="0020af7f"/>
    </style:style>
    <style:style style:name="P13" style:family="paragraph" style:parent-style-name="Standard">
      <style:text-properties officeooo:rsid="0020af7f" officeooo:paragraph-rsid="0020af7f"/>
    </style:style>
    <style:style style:name="P14" style:family="paragraph" style:parent-style-name="Standard">
      <style:text-properties officeooo:rsid="0023f07d" officeooo:paragraph-rsid="0023f07d"/>
    </style:style>
    <style:style style:name="P15" style:family="paragraph" style:parent-style-name="Standard">
      <style:text-properties officeooo:rsid="00247e0e" officeooo:paragraph-rsid="00247e0e"/>
    </style:style>
    <style:style style:name="P16" style:family="paragraph" style:parent-style-name="Standard">
      <style:text-properties officeooo:paragraph-rsid="0024a8d3"/>
    </style:style>
    <style:style style:name="P17" style:family="paragraph" style:parent-style-name="Standard">
      <style:text-properties officeooo:rsid="0025795d" officeooo:paragraph-rsid="0025795d"/>
    </style:style>
    <style:style style:name="P18" style:family="paragraph" style:parent-style-name="Standard">
      <style:text-properties officeooo:rsid="0027201d" officeooo:paragraph-rsid="0027201d"/>
    </style:style>
    <style:style style:name="P19" style:family="paragraph" style:parent-style-name="Standard">
      <style:text-properties officeooo:rsid="0027c8e0" officeooo:paragraph-rsid="0027c8e0"/>
    </style:style>
    <style:style style:name="P20" style:family="paragraph" style:parent-style-name="Standard">
      <style:text-properties officeooo:rsid="00290a43" officeooo:paragraph-rsid="00290a43"/>
    </style:style>
    <style:style style:name="P21" style:family="paragraph" style:parent-style-name="Standard">
      <style:text-properties officeooo:rsid="0029d568" officeooo:paragraph-rsid="0029d568"/>
    </style:style>
    <style:style style:name="P22" style:family="paragraph" style:parent-style-name="Standard">
      <style:text-properties officeooo:rsid="002a4740" officeooo:paragraph-rsid="002a4740"/>
    </style:style>
    <style:style style:name="P23" style:family="paragraph" style:parent-style-name="Standard">
      <style:text-properties officeooo:rsid="002c23e3" officeooo:paragraph-rsid="002c23e3"/>
    </style:style>
    <style:style style:name="P24" style:family="paragraph" style:parent-style-name="Standard">
      <style:text-properties officeooo:rsid="002c24d9" officeooo:paragraph-rsid="002c24d9"/>
    </style:style>
    <style:style style:name="P25" style:family="paragraph" style:parent-style-name="Standard">
      <style:text-properties officeooo:rsid="002ceb26" officeooo:paragraph-rsid="002ceb26"/>
    </style:style>
    <style:style style:name="P26" style:family="paragraph" style:parent-style-name="Standard">
      <style:text-properties officeooo:rsid="002e5f1a" officeooo:paragraph-rsid="002e5f1a"/>
    </style:style>
    <style:style style:name="P27" style:family="paragraph" style:parent-style-name="Standard">
      <style:text-properties officeooo:rsid="002fe81f" officeooo:paragraph-rsid="002fe81f"/>
    </style:style>
    <style:style style:name="P28" style:family="paragraph" style:parent-style-name="Standard">
      <style:text-properties officeooo:rsid="00305e22" officeooo:paragraph-rsid="00305e22"/>
    </style:style>
    <style:style style:name="P29" style:family="paragraph" style:parent-style-name="Standard">
      <style:text-properties officeooo:rsid="0030ba89" officeooo:paragraph-rsid="0030ba89"/>
    </style:style>
    <style:style style:name="P30" style:family="paragraph" style:parent-style-name="Standard">
      <style:text-properties officeooo:rsid="003299a3" officeooo:paragraph-rsid="003299a3"/>
    </style:style>
    <style:style style:name="P31" style:family="paragraph" style:parent-style-name="Standard">
      <style:text-properties officeooo:rsid="0032ed20" officeooo:paragraph-rsid="0032ed20"/>
    </style:style>
    <style:style style:name="T1" style:family="text">
      <style:text-properties officeooo:rsid="0004c7d7"/>
    </style:style>
    <style:style style:name="T2" style:family="text">
      <style:text-properties officeooo:rsid="0006c676"/>
    </style:style>
    <style:style style:name="T3" style:family="text">
      <style:text-properties officeooo:rsid="00080da4"/>
    </style:style>
    <style:style style:name="T4" style:family="text">
      <style:text-properties officeooo:rsid="00081c9b"/>
    </style:style>
    <style:style style:name="T5" style:family="text">
      <style:text-properties officeooo:rsid="00094671"/>
    </style:style>
    <style:style style:name="T6" style:family="text">
      <style:text-properties officeooo:rsid="000bd9ef"/>
    </style:style>
    <style:style style:name="T7" style:family="text">
      <style:text-properties officeooo:rsid="000bf7b4"/>
    </style:style>
    <style:style style:name="T8" style:family="text">
      <style:text-properties officeooo:rsid="000d0876"/>
    </style:style>
    <style:style style:name="T9" style:family="text">
      <style:text-properties officeooo:rsid="00100821"/>
    </style:style>
    <style:style style:name="T10" style:family="text">
      <style:text-properties officeooo:rsid="001254c9"/>
    </style:style>
    <style:style style:name="T11" style:family="text">
      <style:text-properties officeooo:rsid="0013c77e"/>
    </style:style>
    <style:style style:name="T12" style:family="text">
      <style:text-properties officeooo:rsid="0016d81b"/>
    </style:style>
    <style:style style:name="T13" style:family="text">
      <style:text-properties officeooo:rsid="0017b3b7"/>
    </style:style>
    <style:style style:name="T14" style:family="text">
      <style:text-properties officeooo:rsid="001949ba"/>
    </style:style>
    <style:style style:name="T15" style:family="text">
      <style:text-properties officeooo:rsid="001b43d4"/>
    </style:style>
    <style:style style:name="T16" style:family="text">
      <style:text-properties officeooo:rsid="001e022d"/>
    </style:style>
    <style:style style:name="T17" style:family="text">
      <style:text-properties officeooo:rsid="001f863e"/>
    </style:style>
    <style:style style:name="T18" style:family="text">
      <style:text-properties officeooo:rsid="002268cf"/>
    </style:style>
    <style:style style:name="T19" style:family="text">
      <style:text-properties officeooo:rsid="0024a8d3"/>
    </style:style>
    <style:style style:name="T20" style:family="text">
      <style:text-properties officeooo:rsid="0025795d"/>
    </style:style>
    <style:style style:name="T21" style:family="text">
      <style:text-properties officeooo:rsid="00278655"/>
    </style:style>
    <style:style style:name="T22" style:family="text">
      <style:text-properties officeooo:rsid="00290a43"/>
    </style:style>
    <style:style style:name="T23" style:family="text">
      <style:text-properties officeooo:rsid="002ceb26"/>
    </style:style>
    <style:style style:name="T24" style:family="text">
      <style:text-properties officeooo:rsid="003575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Гит — этот распределённая система контроля версий.</text:p>
      <text:p text:style-name="P2">Гит — это технология, которая позволяет эффективно заниматься разработкой чего угодно, от программного кода, до графики.</text:p>
      <text:p text:style-name="P2">Гит — это надёжный инструмент хранения истории развития ваших проектов.</text:p>
      <text:p text:style-name="P2"/>
      <text:p text:style-name="P2">Гит был придуман командой разработчиков ядра Линукс под руководством знаменитого Линуса Торвальдса. </text:p>
      <text:p text:style-name="P2">Ядро операционной системы — это комплекс программ, состоящий из множество файлов и каталогов. Чтобы содержать эту систему в порядке и ничего не потерять был придуман Гит.</text:p>
      <text:p text:style-name="P2"/>
      <text:p text:style-name="P2">Начнём с примера. Как обычно работает начинающий программист, учащийся клуба робототехники, например, ардуинщик? Он создаёт в своей любимой Arduino IDE проект, пишет программу, сохраняет её. Занятие заканчивается и он уходит домой, отдыхать. На сл.занятия за тот же компьютер садится другой ученик, и опа, он открывает <text:s/>Arduino IDE, проект, который создал и не без труда написал в нём программу предыдущий ученик, удаляет всё и пишет свой код. Знакомо? <text:span text:style-name="T1">К сожалению, не смотря на все мои старания, не все учащиеся создают новые проекты и многие, по прежнему забывают об этом. </text:span><text:span text:style-name="T2">Получается неприятная коллизия. Приходит первый учащийся на очередное занятие, запускает на компьютере свой проект, а в нём — другой код!</text:span></text:p>
      <text:p text:style-name="P3">Рассмотрим ещё пример. Программист делает какой-то проект на Arduino. Проект сложный. Используется много библиотек, файлов, графических схем и т. п. <text:span text:style-name="T3">Если этот программист не совсем начинающий, он, хотя бы пишет хранит свой проект в облаке. Или периодически делает резервную копию на внешний жесткий диск. </text:span><text:span text:style-name="T4">Но так, к сожалению делают далеко не все. </text:span><text:span text:style-name="T5">И поломка жёсткого диска, а так же вирусы, в таком случае вполне способны уничтожить все его старания.</text:span></text:p>
      <text:p text:style-name="P4">Ещё пример. Начинающий программист делает какой-то сложный проект для Arduino. На отработку кода у него уходит много времени и сил. В результате своей работы вынужден много экспериментировать с кодом. Эти эксперименты приводят к созданию отдельный версий программы. Например, версия v.1, v.2 и т. д. <text:s/>Обычно эти версии программист хранит в разный папках с названиями версий. Но версий может быть несколько и не всегда программист может без ошибочно сохранить программу в нужной папке и т. п. <text:span text:style-name="T6">А бывает, что пишешь, пишешь код, увлёкся, забыл сохранить на всякий случай рабочую версию. </text:span><text:span text:style-name="T7">А когда понял, что про написании кода зашел в тупик и новый код не работает, как ожидалось, вернуться на предыдущею, рабочую версию не всегда возможно. </text:span><text:span text:style-name="T8">Что делать в таком случае?</text:span></text:p>
      <text:p text:style-name="P5">Не зря ведь, в компьютерных играх, предусмотрено сохранение. <text:span text:style-name="T9">Чтобы всегда можно было начать с нужного места сначала!</text:span></text:p>
      <text:p text:style-name="P5"/>
      <text:p text:style-name="P6">Итак, Гит позволяет вам безопасно, т..е. не опасаясь за потерю потраченного на работу времени, заниматься разработкой практически чего угодно! <text:span text:style-name="T10">Гит надёжно сохраняет ваши файлы. Благодаря Гит вы всегда можете откатиться назад, или посмотреть всю историю проекта. </text:span></text:p>
      <text:p text:style-name="P7">Как это происходит? Гит, с помощью определённых команд создаёт т. н. репозиторий вашего проекта. <text:span text:style-name="T11">В этом репозитории и хранятся все нужные вам файлы. </text:span><text:span text:style-name="T12">Вы сами контролируете состояние вашего репозитория. </text:span><text:span text:style-name="T13">Вы сами решаете, что сохранять, а что — нет. </text:span><text:span text:style-name="T14">Вы сам решаете, где будут ли у вашего репозитория копии на других компьютерах или в интернете. </text:span><text:span text:style-name="T15">Если ваш локальный репозиторий синхронизирован с облачным, то уже ни кто не сможет удалить безвозвратно ваши файлы!</text:span></text:p>
      <text:p text:style-name="P7"/>
      <text:p text:style-name="P8">Приведу пример. Учащийся клуба робототехники за урок написал программу для своего робота. В отличие от предыдущих учащихся, он знает Гит и умеет им пользоваться. Поэтому <text:soft-page-break/>он сохранил свою программу в репозиторий. Сделал коммит и спокойно пошел домой. Дома он синхронизировать репозиторий и получил свою программу на свой домашний компьютер. <text:span text:style-name="T16">И никаких флешек не нужно с собой таскать!</text:span></text:p>
      <text:p text:style-name="P8"/>
      <text:p text:style-name="P9">В чём основные отличия от обычного облака?</text:p>
      <text:p text:style-name="P9"/>
      <text:p text:style-name="P9">Облако сохраняет всё, что вы в него положите, даже если вам этого не нужно. Синхронизация с облаком обычно происходит без авторизации, поэтому, если кто-то удалит ваши файлы из локальной папки, то они же удалятся из облака. <text:span text:style-name="T17">А такое очень вероятно, т. к. в клубе робототехнике компьютерами пользуются разные учащиеся.</text:span></text:p>
      <text:p text:style-name="P9"/>
      <text:p text:style-name="P10">Облако не покажет вам историю проекта. Т.е вы не сможете, например, откатиться назад, если это понадобится.</text:p>
      <text:p text:style-name="P10"/>
      <text:p text:style-name="P11">Облако можно сделать публичным, но нельзя просто склонировать себе на компьютер, как это делается в Гит. Вам придётся вручную копировать и сохранять файлы в браузере. А это не очень удобно.</text:p>
      <text:p text:style-name="P11"/>
      <text:p text:style-name="P12">Публичное облако <text:span text:style-name="T18">можно</text:span> синхронизировать без авторизации. А публичный репозиторий — <text:span text:style-name="T18">нельзя</text:span>. <text:span text:style-name="T18">Т.е. ни кто, кроме вас на чужом компьютере не сможет испортить ваш распределённый репозиторий.</text:span></text:p>
      <text:p text:style-name="P12"/>
      <text:p text:style-name="P14">Итак, начнём.</text:p>
      <text:p text:style-name="P14"/>
      <text:p text:style-name="P14">Установите на ваш компьютер git.</text:p>
      <text:p text:style-name="P14">Для Windows запустите git-bash, для Linux и Mac запустите Terminal.</text:p>
      <text:p text:style-name="P14">В терминале командой mkdir создайте новый каталог для вашего репозитория, <text:span text:style-name="T24">который будет рабочим.</text:span></text:p>
      <text:p text:style-name="P15">Командой cd войдите в него.</text:p>
      <text:p text:style-name="P15">Чтобы посмотреть содержимое каталога из командной строки введите ls.</text:p>
      <text:p text:style-name="P15">Давайте проинициализируем наш репозиторий командой init .</text:p>
      <text:p text:style-name="P15">Теперь нужно представиться системе командами git config --global user.email и git config --global user.name</text:p>
      <text:p text:style-name="P15">Введите свои e-mail и имя. В будущем эта информация может понадобится для синхронизации репозитория между несколькими компьютерами.</text:p>
      <text:p text:style-name="P16"><text:span text:style-name="T19">Проверим настройки командой </text:span>git config --list </text:p>
      <text:p text:style-name="P17">Текущее состояние репозитория можно проверить командой git status</text:p>
      <text:p text:style-name="P18">Все готово для использования этого репозитория. Теперь любой файл или катало, который попадёт в эту папку начнёт отслеживаться git.</text:p>
      <text:p text:style-name="P18">Сейчас вы можете просто скопировать в этот репозиторий какой-нибудь файл из другой папки или создать новый. <text:span text:style-name="T21">Для этого можно воспользоваться Проводником или другим файловым менеджером. </text:span></text:p>
      <text:p text:style-name="P19">Для первого примера мы создадим новый файл.</text:p>
      <text:p text:style-name="P20">Сделать это можно так же в командной строке командой nano main.py</text:p>
      <text:p text:style-name="P21">Добавим в этот файл какой-нибудь код и сохраним его.</text:p>
      <text:p text:style-name="P22">Введите команду <text:span text:style-name="T20">git status </text:span>для проверки состояния репозитория.</text:p>
      <text:p text:style-name="P23">Вы видите, что git обнаружил новый файл.</text:p>
      <text:p text:style-name="P24">Добавляем этот файл в состояние «подготовленный» <text:span text:style-name="T23">командой git add</text:span></text:p>
      <text:p text:style-name="P25">Снова введём <text:s/><text:span text:style-name="T20">git status. </text:span>Git показывает нам этот файл в новом состоянии staged.</text:p>
      <text:p text:style-name="P25">Осталось зафиксировать изменения командой git commit -m «Added main.py»</text:p>
      <text:p text:style-name="P26"><text:soft-page-break/>Отлично, мы сделали свой первый коммит!</text:p>
      <text:p text:style-name="P27">Чтобы увидеть коммиты нужно ввести команду git log.</text:p>
      <text:p text:style-name="P27"/>
      <text:p text:style-name="P27">Но мы решили доработать нашу программу на Python. Для этого снова, находясь в папке репозитория откроем этот код <text:s/>командой <text:span text:style-name="T22">nano main.py.</text:span></text:p>
      <text:p text:style-name="P27"/>
      <text:p text:style-name="P28">Вносим файл необходимые изменения и сохраняем.</text:p>
      <text:p text:style-name="P28"/>
      <text:p text:style-name="P28">Проверяем состояние репозитория командой git status.</text:p>
      <text:p text:style-name="P28"/>
      <text:p text:style-name="P28">И повторяем <text:span text:style-name="T23">git add </text:span>и <text:span text:style-name="T23">git commit -m «</text:span>Update<text:span text:style-name="T23"> main.py»</text:span></text:p>
      <text:p text:style-name="P28"/>
      <text:p text:style-name="P29">Теперь у нас два коммита! Список коммитов можно посмотреть командой git log.</text:p>
      <text:p text:style-name="P29">Чтобы сравнить коммиты между собой, нужно ввеси в терминал команду git log -p</text:p>
      <text:p text:style-name="P30">Чтобы выйти из режима просмотра коммитов нужно нажать q.</text:p>
      <text:p text:style-name="P31">Для наглядности сделаем ещё пару коммитов.</text:p>
      <text:p text:style-name="P31"/>
      <text:p text:style-name="P24"/>
      <text:p text:style-name="P17"/>
      <text:p text:style-name="P15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12:00:33.067597899</meta:creation-date>
    <dc:date>2021-05-22T16:53:39.161086996</dc:date>
    <meta:editing-duration>PT1H21M47S</meta:editing-duration>
    <meta:editing-cycles>51</meta:editing-cycles>
    <meta:generator>LibreOffice/7.1.3.2$Linux_X86_64 LibreOffice_project/10$Build-2</meta:generator>
    <meta:document-statistic meta:table-count="0" meta:image-count="0" meta:object-count="0" meta:page-count="3" meta:paragraph-count="49" meta:word-count="982" meta:character-count="6619" meta:non-whitespace-character-count="5674"/>
  </office:meta>
</office:document-meta>
</file>